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onfirmed cases b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28.2" calcext:value-type="float">
            <text:p>128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32.6" calcext:value-type="float">
            <text:p>932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1,683.9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1,38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1,43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08</meta:creation-date>
    <dc:date>2018-09-02T04:30:14</dc:date>
    <meta:generator>LibreOffice/5.1.6.2$Linux_X86_64 LibreOffice_project/10m0$Build-2</meta:generator>
    <meta:document-statistic meta:table-count="1" meta:cell-count="1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